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b6fe" officeooo:paragraph-rsid="0002b6fe"/>
    </style:style>
    <style:style style:name="P2" style:family="paragraph" style:parent-style-name="Standard">
      <style:text-properties fo:font-weight="bold" officeooo:rsid="0002b6fe" officeooo:paragraph-rsid="0002b6fe" style:font-weight-asian="bold" style:font-weight-complex="bold"/>
    </style:style>
    <style:style style:name="P3" style:family="paragraph" style:parent-style-name="Standard">
      <style:text-properties fo:font-weight="normal" officeooo:rsid="0002b6fe" officeooo:paragraph-rsid="0002b6f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steps :</text:p>
      <text:p text:style-name="P1"/>
      <text:p text:style-name="P1">-</text:p>
      <text:p text:style-name="P1"/>
      <text:p text:style-name="P2">features :</text:p>
      <text:p text:style-name="P1"/>
      <text:p text:style-name="P1">-creating a map </text:p>
      <text:p text:style-name="P1"/>
      <text:p text:style-name="P1">send drones on a mission and let them take pictures using ground aimed camera. Using opencv create a map of all these images </text:p>
      <text:p text:style-name="P1"/>
      <text:p text:style-name="P1">-creating a heat map </text:p>
      <text:p text:style-name="P1"/>
      <text:p text:style-name="P1">scan area for increased temperatures using the same method as map </text:p>
      <text:p text:style-name="P1"/>
      <text:p text:style-name="P1">- see changes in landscape</text:p>
      <text:p text:style-name="P1"/>
      <text:p text:style-name="P1">use opencv to map the changes in an area </text:p>
      <text:p text:style-name="P1"/>
      <text:p text:style-name="P1">- formation flight</text:p>
      <text:p text:style-name="P1"/>
      <text:p text:style-name="P1">- stations</text:p>
      <text:p text:style-name="P1"/>
      <text:p text:style-name="P1"/>
      <text:p text:style-name="P1"><text:span text:style-name="T1">what qualities does an agent need to have ?</text:span> </text:p>
      <text:p text:style-name="P1"/>
      <text:p text:style-name="P1">Situatedness:</text:p>
      <text:p text:style-name="P1"/>
      <text:p text:style-name="P1">Autonomy:</text:p>
      <text:p text:style-name="P1"/>
      <text:p text:style-name="P1">Inferential capability:</text:p>
      <text:p text:style-name="P1"/>
      <text:p text:style-name="P1">Responsiveness:</text:p>
      <text:p text:style-name="P1"/>
      <text:p text:style-name="P1">Pro-activeness:</text:p>
      <text:p text:style-name="P1"/>
      <text:p text:style-name="P1">Social behaviour:</text:p>
      <text:p text:style-name="P1"/>
      <text:p text:style-name="P2">Internal structure <text:span text:style-name="T2">: homogeneous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verall organization </text:p>
      <text:p text:style-name="P2"/>
      <text:p text:style-name="P2">- <text:span text:style-name="T2">Hierarchical Organization</text:span></text:p>
      <text:p text:style-name="P3">- Simple Hierarchy:</text:p>
      <text:p text:style-name="P3">- Uniform Hierarchy:</text:p>
      <text:p text:style-name="P3">- Holonic Agent Organization</text:p>
      <text:p text:style-name="P3">- Coalitions</text:p>
      <text:p text:style-name="P3">- Teams</text:p>
      <text:p text:style-name="P3"/>
      <text:p text:style-name="P2">Communication 0.01</text:p>
      <text:p text:style-name="P2">- <text:span text:style-name="T2">Message Passing</text:span></text:p>
      <text:p text:style-name="P3">- Blackboard</text:p>
      <text:p text:style-name="P3">- Remote communication</text:p>
      <text:p text:style-name="P3"/>
      <text:p text:style-name="P2">Communication language</text:p>
      <text:p text:style-name="P2"/>
      <text:p text:style-name="P2">- <text:span text:style-name="T2">Procedural approach</text:span></text:p>
      <text:p text:style-name="P3">- Declarative approach.</text:p>
      <text:p text:style-name="P3"/>
      <text:p text:style-name="P3"/>
      <text:p text:style-name="P3"/>
      <text:p text:style-name="P3"><text:a xlink:type="simple" xlink:href="https://github.com/Intelligent-Quads/iq_tutorials" text:style-name="Internet_20_link" text:visited-style-name="Visited_20_Internet_20_Link">https://github.com/Intelligent-Quads/iq_tutorials</text:a></text:p>
      <text:p text:style-name="P3"/>
      <text:p text:style-name="P3"><text:a xlink:type="simple" xlink:href="https://www.av8n.com/physics/coords.htm" text:style-name="Internet_20_link" text:visited-style-name="Visited_20_Internet_20_Link">https://www.av8n.com/physics/coords.htm</text:a><text:tab/></text:p>
      <text:p text:style-name="P3"/>
      <text:p text:style-name="P3"><text:a xlink:type="simple" xlink:href="https://www.ros.org/reps/rep-0105.html" text:style-name="Internet_20_link" text:visited-style-name="Visited_20_Internet_20_Link">https://www.ros.org/reps/rep-0105.html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2:42:52.991433932</meta:creation-date>
    <dc:date>2020-03-10T13:08:42.018285947</dc:date>
    <meta:editing-duration>PT2H7M5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127" meta:character-count="911" meta:non-whitespace-character-count="812"/>
  </office:meta>
</office:document-meta>
</file>